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" fo:font-size="11pt" style:font-name-asian="Calibri" style:font-size-asian="11pt" style:font-name-complex="Calibri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22.38mm" svg:height="118.22mm" svg:x="139.82mm" svg:y="0.8mm">
            <loext:p draw:notify-on-update-of-ranges="Sheet1.A2:Sheet1.A21 Sheet1.B2:Sheet1.B21 Sheet1.A2:Sheet1.A21 Sheet1.D2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7.34mm" svg:height="128.04mm" svg:x="139.26mm" svg:y="126.99mm">
            <loext:p draw:notify-on-update-of-ranges="Sheet1.A2:Sheet1.A21 Sheet1.C2:Sheet1.C21 Sheet1.A2:Sheet1.A21 Sheet1.E2:Sheet1.E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Bleford</text:p>
          </table:table-cell>
          <table:table-cell table:style-name="ce2" office:value-type="string" calcext:value-type="string">
            <text:p>Dijkstra</text:p>
          </table:table-cell>
          <table:table-cell table:style-name="Default" office:value-type="string" calcext:value-type="string">
            <text:p>O(V*E)</text:p>
          </table:table-cell>
          <table:table-cell table:style-name="Default" office:value-type="string" calcext:value-type="string">
            <text:p>O(V^2)</text:p>
          </table:table-cell>
          <table:table-cell office:value-type="string" calcext:value-type="string">
            <text:p>O(E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5219" calcext:value-type="float">
            <text:p>37,52</text:p>
          </table:table-cell>
          <table:table-cell office:value-type="float" office:value="1.408524" calcext:value-type="float">
            <text:p>1,41</text:p>
          </table:table-cell>
          <table:table-cell table:formula="of:=([.A2]*(([.A2]*([.A2]-1))/2))/100000" office:value-type="float" office:value="4.95" calcext:value-type="float">
            <text:p>4,95</text:p>
          </table:table-cell>
          <table:table-cell table:formula="of:=([.A2]*[.A2])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.223465" calcext:value-type="float">
            <text:p>46,22</text:p>
          </table:table-cell>
          <table:table-cell office:value-type="float" office:value="3.988285" calcext:value-type="float">
            <text:p>3,99</text:p>
          </table:table-cell>
          <table:table-cell table:formula="of:=([.A3]*(([.A3]*([.A3]-1))/2))/100000" office:value-type="float" office:value="39.8" calcext:value-type="float">
            <text:p>39,8</text:p>
          </table:table-cell>
          <table:table-cell table:formula="of:=([.A3]*[.A3])"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2.79683" calcext:value-type="float">
            <text:p>112,8</text:p>
          </table:table-cell>
          <table:table-cell office:value-type="float" office:value="2.250929" calcext:value-type="float">
            <text:p>2,25</text:p>
          </table:table-cell>
          <table:table-cell table:formula="of:=([.A4]*(([.A4]*([.A4]-1))/2))/100000" office:value-type="float" office:value="134.55" calcext:value-type="float">
            <text:p>134,55</text:p>
          </table:table-cell>
          <table:table-cell table:formula="of:=([.A4]*[.A4])"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0.9408" calcext:value-type="float">
            <text:p>230,94</text:p>
          </table:table-cell>
          <table:table-cell office:value-type="float" office:value="0.874426" calcext:value-type="float">
            <text:p>0,87</text:p>
          </table:table-cell>
          <table:table-cell table:formula="of:=([.A5]*(([.A5]*([.A5]-1))/2))/100000" office:value-type="float" office:value="319.2" calcext:value-type="float">
            <text:p>319,2</text:p>
          </table:table-cell>
          <table:table-cell table:formula="of:=([.A5]*[.A5])" office:value-type="float" office:value="160000" calcext:value-type="float">
            <text:p>1600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4.9219" calcext:value-type="float">
            <text:p>454,92</text:p>
          </table:table-cell>
          <table:table-cell office:value-type="float" office:value="1.454092" calcext:value-type="float">
            <text:p>1,45</text:p>
          </table:table-cell>
          <table:table-cell table:formula="of:=([.A6]*(([.A6]*([.A6]-1))/2))/100000" office:value-type="float" office:value="623.75" calcext:value-type="float">
            <text:p>623,75</text:p>
          </table:table-cell>
          <table:table-cell table:formula="of:=([.A6]*[.A6])"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40.52814" calcext:value-type="float">
            <text:p>840,53</text:p>
          </table:table-cell>
          <table:table-cell office:value-type="float" office:value="1.204902" calcext:value-type="float">
            <text:p>1,2</text:p>
          </table:table-cell>
          <table:table-cell table:formula="of:=([.A7]*(([.A7]*([.A7]-1))/2))/100000" office:value-type="float" office:value="1078.2" calcext:value-type="float">
            <text:p>1078,2</text:p>
          </table:table-cell>
          <table:table-cell table:formula="of:=([.A7]*[.A7])" office:value-type="float" office:value="360000" calcext:value-type="float">
            <text:p>36000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2.8217" calcext:value-type="float">
            <text:p>902,82</text:p>
          </table:table-cell>
          <table:table-cell office:value-type="float" office:value="0.975827" calcext:value-type="float">
            <text:p>0,98</text:p>
          </table:table-cell>
          <table:table-cell table:formula="of:=([.A8]*(([.A8]*([.A8]-1))/2))/100000" office:value-type="float" office:value="1712.55" calcext:value-type="float">
            <text:p>1712,55</text:p>
          </table:table-cell>
          <table:table-cell table:formula="of:=([.A8]*[.A8])" office:value-type="float" office:value="490000" calcext:value-type="float">
            <text:p>4900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37.4739" calcext:value-type="float">
            <text:p>1237,47</text:p>
          </table:table-cell>
          <table:table-cell office:value-type="float" office:value="1.862568" calcext:value-type="float">
            <text:p>1,86</text:p>
          </table:table-cell>
          <table:table-cell table:formula="of:=([.A9]*(([.A9]*([.A9]-1))/2))/100000" office:value-type="float" office:value="2556.8" calcext:value-type="float">
            <text:p>2556,8</text:p>
          </table:table-cell>
          <table:table-cell table:formula="of:=([.A9]*[.A9])"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66.69" calcext:value-type="float">
            <text:p>1866,69</text:p>
          </table:table-cell>
          <table:table-cell office:value-type="float" office:value="1.975463" calcext:value-type="float">
            <text:p>1,98</text:p>
          </table:table-cell>
          <table:table-cell table:formula="of:=([.A10]*(([.A10]*([.A10]-1))/2))/100000" office:value-type="float" office:value="3640.95" calcext:value-type="float">
            <text:p>3640,95</text:p>
          </table:table-cell>
          <table:table-cell table:formula="of:=([.A10]*[.A10])" office:value-type="float" office:value="810000" calcext:value-type="float">
            <text:p>81000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7.148" calcext:value-type="float">
            <text:p>2567,15</text:p>
          </table:table-cell>
          <table:table-cell office:value-type="float" office:value="1.915527" calcext:value-type="float">
            <text:p>1,92</text:p>
          </table:table-cell>
          <table:table-cell table:formula="of:=([.A11]*(([.A11]*([.A11]-1))/2))/100000" office:value-type="float" office:value="4995" calcext:value-type="float">
            <text:p>4995</text:p>
          </table:table-cell>
          <table:table-cell table:formula="of:=([.A11]*[.A11])"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598.97" calcext:value-type="float">
            <text:p>3598,97</text:p>
          </table:table-cell>
          <table:table-cell office:value-type="float" office:value="2.387224" calcext:value-type="float">
            <text:p>2,39</text:p>
          </table:table-cell>
          <table:table-cell table:formula="of:=([.A12]*(([.A12]*([.A12]-1))/2))/100000" office:value-type="float" office:value="6648.95" calcext:value-type="float">
            <text:p>6648,95</text:p>
          </table:table-cell>
          <table:table-cell table:formula="of:=([.A12]*[.A12])" office:value-type="float" office:value="1210000" calcext:value-type="float">
            <text:p>121000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312.099" calcext:value-type="float">
            <text:p>4312,1</text:p>
          </table:table-cell>
          <table:table-cell office:value-type="float" office:value="2.618351" calcext:value-type="float">
            <text:p>2,62</text:p>
          </table:table-cell>
          <table:table-cell table:formula="of:=([.A13]*(([.A13]*([.A13]-1))/2))/100000" office:value-type="float" office:value="8632.8" calcext:value-type="float">
            <text:p>8632,8</text:p>
          </table:table-cell>
          <table:table-cell table:formula="of:=([.A13]*[.A13])" office:value-type="float" office:value="1440000" calcext:value-type="float">
            <text:p>144000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129.12" calcext:value-type="float">
            <text:p>6129,12</text:p>
          </table:table-cell>
          <table:table-cell office:value-type="float" office:value="3.094975" calcext:value-type="float">
            <text:p>3,09</text:p>
          </table:table-cell>
          <table:table-cell table:formula="of:=([.A14]*(([.A14]*([.A14]-1))/2))/100000" office:value-type="float" office:value="10976.55" calcext:value-type="float">
            <text:p>10976,55</text:p>
          </table:table-cell>
          <table:table-cell table:formula="of:=([.A14]*[.A14])" office:value-type="float" office:value="1690000" calcext:value-type="float">
            <text:p>169000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608.8965" calcext:value-type="float">
            <text:p>6608,9</text:p>
          </table:table-cell>
          <table:table-cell office:value-type="float" office:value="3.48744" calcext:value-type="float">
            <text:p>3,49</text:p>
          </table:table-cell>
          <table:table-cell table:formula="of:=([.A15]*(([.A15]*([.A15]-1))/2))/100000" office:value-type="float" office:value="13710.2" calcext:value-type="float">
            <text:p>13710,2</text:p>
          </table:table-cell>
          <table:table-cell table:formula="of:=([.A15]*[.A15])" office:value-type="float" office:value="1960000" calcext:value-type="float">
            <text:p>19600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06.556" calcext:value-type="float">
            <text:p>8306,56</text:p>
          </table:table-cell>
          <table:table-cell office:value-type="float" office:value="3.943948" calcext:value-type="float">
            <text:p>3,94</text:p>
          </table:table-cell>
          <table:table-cell table:formula="of:=([.A16]*(([.A16]*([.A16]-1))/2))/100000" office:value-type="float" office:value="16863.75" calcext:value-type="float">
            <text:p>16863,75</text:p>
          </table:table-cell>
          <table:table-cell table:formula="of:=([.A16]*[.A16])" office:value-type="float" office:value="2250000" calcext:value-type="float">
            <text:p>225000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310.979" calcext:value-type="float">
            <text:p>9310,98</text:p>
          </table:table-cell>
          <table:table-cell office:value-type="float" office:value="4.396761" calcext:value-type="float">
            <text:p>4,4</text:p>
          </table:table-cell>
          <table:table-cell table:formula="of:=([.A17]*(([.A17]*([.A17]-1))/2))/100000" office:value-type="float" office:value="20467.2" calcext:value-type="float">
            <text:p>20467,2</text:p>
          </table:table-cell>
          <table:table-cell table:formula="of:=([.A17]*[.A17])" office:value-type="float" office:value="2560000" calcext:value-type="float">
            <text:p>2560000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974.316" calcext:value-type="float">
            <text:p>11974,32</text:p>
          </table:table-cell>
          <table:table-cell office:value-type="float" office:value="4.984638" calcext:value-type="float">
            <text:p>4,98</text:p>
          </table:table-cell>
          <table:table-cell table:formula="of:=([.A18]*(([.A18]*([.A18]-1))/2))/100000" office:value-type="float" office:value="24550.55" calcext:value-type="float">
            <text:p>24550,55</text:p>
          </table:table-cell>
          <table:table-cell table:formula="of:=([.A18]*[.A18])" office:value-type="float" office:value="2890000" calcext:value-type="float">
            <text:p>289000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16.948" calcext:value-type="float">
            <text:p>14016,95</text:p>
          </table:table-cell>
          <table:table-cell office:value-type="float" office:value="6.150539" calcext:value-type="float">
            <text:p>6,15</text:p>
          </table:table-cell>
          <table:table-cell table:formula="of:=([.A19]*(([.A19]*([.A19]-1))/2))/100000" office:value-type="float" office:value="29143.8" calcext:value-type="float">
            <text:p>29143,8</text:p>
          </table:table-cell>
          <table:table-cell table:formula="of:=([.A19]*[.A19])" office:value-type="float" office:value="3240000" calcext:value-type="float">
            <text:p>324000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781.663" calcext:value-type="float">
            <text:p>15781,66</text:p>
          </table:table-cell>
          <table:table-cell office:value-type="float" office:value="6.223614" calcext:value-type="float">
            <text:p>6,22</text:p>
          </table:table-cell>
          <table:table-cell table:formula="of:=([.A20]*(([.A20]*([.A20]-1))/2))/100000" office:value-type="float" office:value="34276.95" calcext:value-type="float">
            <text:p>34276,95</text:p>
          </table:table-cell>
          <table:table-cell table:formula="of:=([.A20]*[.A20])" office:value-type="float" office:value="3610000" calcext:value-type="float">
            <text:p>36100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17.12" calcext:value-type="float">
            <text:p>19017,12</text:p>
          </table:table-cell>
          <table:table-cell office:value-type="float" office:value="6.575026" calcext:value-type="float">
            <text:p>6,58</text:p>
          </table:table-cell>
          <table:table-cell table:formula="of:=([.A21]*(([.A21]*([.A21]-1))/2))/100000" office:value-type="float" office:value="39980" calcext:value-type="float">
            <text:p>39980</text:p>
          </table:table-cell>
          <table:table-cell table:formula="of:=([.A21]*[.A21])" office:value-type="float" office:value="4000000" calcext:value-type="float">
            <text:p>40000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.00.0000</text:date>, <text:time style:data-style-name="N2" text:time-value="11:28:02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35S</meta:editing-duration>
    <meta:editing-cycles>4</meta:editing-cycles>
    <meta:generator>LibreOffice/5.3.1.2$Windows_x86 LibreOffice_project/e80a0e0fd1875e1696614d24c32df0f95f03deb2</meta:generator>
    <dc:date>2017-06-22T11:44:36.107000000</dc:date>
    <meta:document-statistic meta:table-count="3" meta:cell-count="10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39cm" svg:height="11.823cm" xlink:href=".." xlink:type="simple" chart:class="chart:scatter" chart:style-name="ch1">
        <chart:title svg:x="8.353cm" svg:y="0.482cm" chart:style-name="ch2">
          <text:p>BellmanFord</text:p>
        </chart:title>
        <chart:legend svg:x="18.456cm" svg:y="4.216cm" style:legend-expansion="custom" chartooo:width="3.271cm" chartooo:height="1.016cm" style:legend-expansion-aspect-ratio="3.21948818897638" chart:style-name="ch3"/>
        <chart:plot-area chart:style-name="ch4" table:cell-range-address="Sheet1.A2:Sheet1.B21 Sheet1.D2:Sheet1.D21" chart:data-source-has-labels="row" svg:x="0.611cm" svg:y="0.31cm" svg:width="21.591cm" svg:height="11.348cm">
          <chartooo:coordinate-region svg:x="1.788cm" svg:y="0.483cm" svg:width="20.042cm" svg:height="10.58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1" loext:label-string="bellmanford" chart:class="chart:scatter">
            <chart:domain table:cell-range-address="Sheet1.A2:Sheet1.A21"/>
            <chart:data-point chart:repeated="20"/>
          </chart:series>
          <chart:series chart:style-name="ch8" chart:values-cell-range-address="Sheet1.D2:Sheet1.D21" loext:label-string="o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ellmanford</text:p>
              </table:table-cell>
              <table:table-cell office:value-type="string">
                <text:p>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1</svg:desc>
                </draw:g>
              </table:table-cell>
              <table:table-cell office:value-type="float" office:value="37.5219">
                <text:p>37.5219</text:p>
                <draw:g>
                  <svg:desc>Sheet1.B2:Sheet1.B21</svg:desc>
                </draw:g>
              </table:table-cell>
              <table:table-cell office:value-type="float" office:value="4.95">
                <text:p>4.95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6.223465">
                <text:p>46.223465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2.79683">
                <text:p>112.79683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30.9408">
                <text:p>230.9408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54.9219">
                <text:p>454.9219</text:p>
              </table:table-cell>
              <table:table-cell office:value-type="float" office:value="623.75">
                <text:p>62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840.52814">
                <text:p>840.52814</text:p>
              </table:table-cell>
              <table:table-cell office:value-type="float" office:value="1078.2">
                <text:p>107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02.8217">
                <text:p>902.8217</text:p>
              </table:table-cell>
              <table:table-cell office:value-type="float" office:value="1712.55">
                <text:p>1712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237.4739">
                <text:p>1237.4739</text:p>
              </table:table-cell>
              <table:table-cell office:value-type="float" office:value="2556.8">
                <text:p>255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866.69">
                <text:p>1866.69</text:p>
              </table:table-cell>
              <table:table-cell office:value-type="float" office:value="3640.95">
                <text:p>364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67.148">
                <text:p>2567.14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598.97">
                <text:p>3598.97</text:p>
              </table:table-cell>
              <table:table-cell office:value-type="float" office:value="6648.95">
                <text:p>6648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312.099">
                <text:p>4312.099</text:p>
              </table:table-cell>
              <table:table-cell office:value-type="float" office:value="8632.8">
                <text:p>863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6129.12">
                <text:p>6129.12</text:p>
              </table:table-cell>
              <table:table-cell office:value-type="float" office:value="10976.55">
                <text:p>10976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6608.8965">
                <text:p>6608.8965</text:p>
              </table:table-cell>
              <table:table-cell office:value-type="float" office:value="13710.2">
                <text:p>1371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8306.556">
                <text:p>8306.556</text:p>
              </table:table-cell>
              <table:table-cell office:value-type="float" office:value="16863.75">
                <text:p>1686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310.979">
                <text:p>9310.979</text:p>
              </table:table-cell>
              <table:table-cell office:value-type="float" office:value="20467.2">
                <text:p>2046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1974.316">
                <text:p>11974.316</text:p>
              </table:table-cell>
              <table:table-cell office:value-type="float" office:value="24550.55">
                <text:p>24550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4016.948">
                <text:p>14016.948</text:p>
              </table:table-cell>
              <table:table-cell office:value-type="float" office:value="29143.8">
                <text:p>2914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5781.663">
                <text:p>15781.663</text:p>
              </table:table-cell>
              <table:table-cell office:value-type="float" office:value="34276.95">
                <text:p>34276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9017.12">
                <text:p>19017.12</text:p>
              </table:table-cell>
              <table:table-cell office:value-type="float" office:value="39980">
                <text:p>399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Windows_x86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35cm" svg:height="12.805cm" xlink:href=".." xlink:type="simple" chart:class="chart:scatter" chart:style-name="ch1">
        <chart:legend chart:legend-position="end" svg:x="19.698cm" svg:y="5.907cm" style:legend-expansion="high" chart:style-name="ch2"/>
        <chart:plot-area chart:style-name="ch3" table:cell-range-address="Sheet1.A2:Sheet1.A21 Sheet1.C2:Sheet1.C21 Sheet1.E2:Sheet1.E21" chart:data-source-has-labels="row" svg:x="0.454cm" svg:y="0.256cm" svg:width="18.79cm" svg:height="12.293cm">
          <chartooo:coordinate-region svg:x="2.001cm" svg:y="0.429cm" svg:width="16.871cm" svg:height="11.5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" loext:label-string="dijkstr" chart:class="chart:scatter">
            <chart:domain table:cell-range-address="Sheet1.A2:Sheet1.A21"/>
            <chart:data-point chart:repeated="20"/>
          </chart:series>
          <chart:series chart:style-name="ch7" chart:values-cell-range-address="Sheet1.E2:Sheet1.E2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dijkstr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1</svg:desc>
                </draw:g>
              </table:table-cell>
              <table:table-cell office:value-type="float" office:value="1.408524">
                <text:p>1.408524</text:p>
                <draw:g>
                  <svg:desc>Sheet1.C2:Sheet1.C21</svg:desc>
                </draw:g>
              </table:table-cell>
              <table:table-cell office:value-type="float" office:value="10000">
                <text:p>10000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988285">
                <text:p>3.988285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250929">
                <text:p>2.250929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874426">
                <text:p>0.874426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454092">
                <text:p>1.454092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204902">
                <text:p>1.204902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975827">
                <text:p>0.975827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862568">
                <text:p>1.862568</text:p>
              </table:table-cell>
              <table:table-cell office:value-type="float" office:value="640000">
                <text:p>64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975463">
                <text:p>1.975463</text:p>
              </table:table-cell>
              <table:table-cell office:value-type="float" office:value="810000">
                <text:p>81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915527">
                <text:p>1.915527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.387224">
                <text:p>2.387224</text:p>
              </table:table-cell>
              <table:table-cell office:value-type="float" office:value="1210000">
                <text:p>12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.618351">
                <text:p>2.618351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.094975">
                <text:p>3.094975</text:p>
              </table:table-cell>
              <table:table-cell office:value-type="float" office:value="1690000">
                <text:p>169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.48744">
                <text:p>3.48744</text:p>
              </table:table-cell>
              <table:table-cell office:value-type="float" office:value="1960000">
                <text:p>196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.943948">
                <text:p>3.943948</text:p>
              </table:table-cell>
              <table:table-cell office:value-type="float" office:value="2250000">
                <text:p>22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.396761">
                <text:p>4.396761</text:p>
              </table:table-cell>
              <table:table-cell office:value-type="float" office:value="2560000">
                <text:p>25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4.984638">
                <text:p>4.984638</text:p>
              </table:table-cell>
              <table:table-cell office:value-type="float" office:value="2890000">
                <text:p>289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6.150539">
                <text:p>6.150539</text:p>
              </table:table-cell>
              <table:table-cell office:value-type="float" office:value="3240000">
                <text:p>324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.223614">
                <text:p>6.223614</text:p>
              </table:table-cell>
              <table:table-cell office:value-type="float" office:value="3610000">
                <text:p>361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.575026">
                <text:p>6.575026</text:p>
              </table:table-cell>
              <table:table-cell office:value-type="float" office:value="4000000">
                <text:p>4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Windows_x86 LibreOffice_project/e80a0e0fd1875e1696614d24c32df0f95f03deb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